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0000000104191C4BD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>
        <style:tab-stops>
          <style:tab-stop style:position="1.058cm"/>
        </style:tab-stops>
      </style:paragraph-properties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Poem" style:list-style-name="L6"/>
    <style:style style:name="P5" style:family="paragraph" style:parent-style-name="Frame_20_contents" style:list-style-name="L4">
      <style:text-properties fo:font-weight="bold" style:font-weight-asian="bold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able_20_Contents" style:list-style-name="L5">
      <style:paragraph-properties fo:text-align="center" style:justify-single-word="false"/>
    </style:style>
    <style:style style:name="P9" style:family="paragraph" style:parent-style-name="Table_20_Contents" style:list-style-name="L5">
      <style:paragraph-properties fo:text-align="end" style:justify-single-word="false"/>
    </style:style>
    <style:style style:name="P10" style:family="paragraph" style:parent-style-name="Standard" style:list-style-name="WW8Num1"/>
    <style:style style:name="P11" style:family="paragraph" style:parent-style-name="Standard" style:list-style-name="WW8Num1">
      <style:text-properties fo:language="en" fo:country="US"/>
    </style:style>
    <style:style style:name="P12" style:family="paragraph" style:parent-style-name="Standard" style:list-style-name="L3"/>
    <style:style style:name="P13" style:family="paragraph" style:parent-style-name="Standard" style:list-style-name="L5"/>
    <style:style style:name="P14" style:family="paragraph" style:parent-style-name="Standard" style:list-style-name="L6"/>
    <style:style style:name="P15" style:family="paragraph" style:parent-style-name="Poem_20_Author" style:list-style-name="L6"/>
    <style:style style:name="P16" style:family="paragraph" style:parent-style-name="Level_20_3" style:list-style-name="L2"/>
    <style:style style:name="P17" style:family="paragraph" style:parent-style-name="Level_20_3" style:list-style-name="L6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underline-style="non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line-through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)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)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)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)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)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)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)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)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)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L5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ook_20_Title"><text:bookmark text:name="bBT"/>Тест конвертера ExportToFB21.</text:p>
      <text:p text:style-name="Book_20_Title">Часть 2</text:p>
      <text:p text:style-name="Annotation">Это — 2-я часть тестового документа.</text:p>
      <text:p text:style-name="Annotation">Она дает возможность проверить правильность конвертирования нумерованных и маркированных структур</text:p>
      <text:p text:style-name="P1">Демонстрация основных возможностей конвертера дана в тестовом файле ExportToFB21_Test-1.odt</text:p>
      <text:p text:style-name="Level_20_1">Часть 1. Нумерация и маркеры (Уровень 1)</text:p>
      <text:p text:style-name="Level_20_2"><text:bookmark text:name="bL41"/><text:span text:style-name="T3">Маркированная</text:span> структура (Уровень 2)</text:p>
      <text:list text:style-name="L1">
        <text:list-item>
          <text:p text:style-name="P6"><text:span text:style-name="T3">Первая</text:span> строка <text:span text:style-name="T1">маркированного</text:span> текста</text:p>
        </text:list-item>
        <text:list-item>
          <text:p text:style-name="P6"><text:span text:style-name="T3">Вторая</text:span> строка <text:span text:style-name="T1">маркированного</text:span> текста</text:p>
        </text:list-item>
      </text:list>
      <text:p text:style-name="Level_20_2">Структура с <text:span text:style-name="T1">многоступенчатой</text:span> <text:span text:style-name="T3">нумерацией</text:span><text:span text:style-name="T6"> (Уровень 2)</text:span></text:p>
      <text:list text:style-name="WW8Num1">
        <text:list-item>
          <text:p text:style-name="P11"><text:span text:style-name="T3">1-я </text:span>строка</text:p>
          <text:list>
            <text:list-item>
              <text:p text:style-name="P10">1-я <text:span text:style-name="T1">подстрока<text:tab/></text:span><text:span text:style-name="T7">1-й строки</text:span></text:p>
            </text:list-item>
            <text:list-item>
              <text:p text:style-name="P10">2-я <text:span text:style-name="T1">подстрока<text:tab/></text:span><text:span text:style-name="T7">1-й строки</text:span></text:p>
            </text:list-item>
            <text:list-item>
              <text:p text:style-name="P10">3-я <text:span text:style-name="T1">подстрока<text:tab/></text:span><text:span text:style-name="T7">1-й строки</text:span></text:p>
            </text:list-item>
          </text:list>
        </text:list-item>
        <text:list-item>
          <text:p text:style-name="P11"><text:span text:style-name="T3">2-я </text:span>строка</text:p>
        </text:list-item>
        <text:list-item>
          <text:p text:style-name="P11"><text:span text:style-name="T3">3-я </text:span>строка</text:p>
          <text:list>
            <text:list-item>
              <text:p text:style-name="P10">1-я <text:span text:style-name="T1">подстрока<text:tab/>3</text:span><text:span text:style-name="T7">-й строки</text:span></text:p>
            </text:list-item>
            <text:list-item>
              <text:p text:style-name="P10"/>
            </text:list-item>
          </text:list>
        </text:list-item>
      </text:list>
      <text:p text:style-name="Level_20_2"><text:span text:style-name="T3">Нумерованная</text:span> структура из 3-х элементов, 2-й элемент которой <text:s/>- Заголовок (Уровень 2)</text:p>
      <text:p text:style-name="Standard"/>
      <text:list text:style-name="L2">
        <text:list-item>
          <text:p text:style-name="P7"><text:span text:style-name="T4">Зачеркнутый</text:span><text:span text:style-name="T8"> в 1-й строке</text:span></text:p>
        </text:list-item>
        <text:list-item>
          <text:p text:style-name="P16"><text:span text:style-name="T3">Нумерованный</text:span> Заголовок (Уровень 3)</text:p>
        </text:list-item>
        <text:list-item>
          <text:p text:style-name="P7"><text:a xlink:type="simple" xlink:href="http://www.gribuser.ru/">Гиперссылка нумерованная</text:a></text:p>
        </text:list-item>
      </text:list>
      <text:p text:style-name="Level_20_2">Нумерованная структура <text:span text:style-name="T3">латинскими</text:span> цифрами (Уровень 2)</text:p>
      <text:list text:style-name="L3">
        <text:list-item>
          <text:p text:style-name="P12">123 456</text:p>
        </text:list-item>
        <text:list-item>
          <text:p text:style-name="P12"><text:a xlink:type="simple" xlink:href="http://www.gribuser.ru/">789 101112</text:a></text:p>
        </text:list-item>
      </text:list>
      <text:p text:style-name="Level_20_2"><text:soft-page-break/><text:span text:style-name="T3">Нумерованная</text:span> структура в Текстовой Врезке <text:s/>(Уровень 2)</text:p>
      <text:p text:style-name="Standard"><draw:frame draw:style-name="fr1" draw:name="Врезка1" text:anchor-type="char" svg:x="0.169cm" svg:y="0.27cm" svg:width="10.105cm" draw:z-index="0">
     <draw:text-box fo:min-height="1.958cm">
      <text:list text:style-name="L4">
       <text:list-item>
        <text:p text:style-name="P5">1-я <text:span text:style-name="T1">строка</text:span></text:p>
       </text:list-item>
       <text:list-item>
        <text:p><draw:frame draw:style-name="fr2" draw:name="Графический объект1" text:anchor-type="char" svg:width="0.423cm" svg:height="0.423cm" draw:z-index="1"><draw:image xlink:href="Pictures/1000020000000010000000104191C4BD.gif" xlink:type="simple" xlink:show="embed" xlink:actuate="onLoad"/>
         </draw:frame></text:p>
       </text:list-item>
       <text:list-item>
        <text:p>3-я строка</text:p>
       </text:list-item>
      </text:list>
     </draw:text-box>
    </draw:frame></text:p>
      <text:p text:style-name="Level_20_2"><text:span text:style-name="T3">Нумерованная</text:span> структура в Таблице <text:s/>(Уровень 2)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2"><text:span text:style-name="T2">Заголовок</text:span> 1:1</text:p>
            </table:table-cell>
            <table:table-cell table:style-name="Таблица1.B1" office:value-type="string">
              <text:p text:style-name="P2"><text:span text:style-name="T2">Заголовок</text:span> 1:2</text:p>
            </table:table-cell>
          </table:table-row>
        </table:table-header-rows>
        <table:table-row>
          <table:table-cell table:style-name="Таблица1.A2" office:value-type="string">
            <text:list text:style-name="L5">
              <text:list-item>
                <text:p text:style-name="P13">1 абзац</text:p>
              </text:list-item>
              <text:list-item>
                <text:p text:style-name="P8">2 абзац</text:p>
              </text:list-item>
              <text:list-item>
                <text:p text:style-name="P9">3 абзац</text:p>
              </text:list-item>
            </text:list>
          </table:table-cell>
          <table:table-cell table:style-name="Таблица1.B2" office:value-type="string">
            <text:p text:style-name="Table_20_Contents"/>
            <text:p text:style-name="P3">2 абзац</text:p>
          </table:table-cell>
        </table:table-row>
      </table:table>
      <text:p text:style-name="Standard"/>
      <text:p text:style-name="Level_20_2">Пример <text:span text:style-name="T3">маркированной</text:span> структуры, один из элементов которой <text:s/>- Заголовок (Уровень 2)</text:p>
      <text:p text:style-name="Standard"/>
      <text:list text:style-name="L6">
        <text:list-item>
          <text:p text:style-name="P14"><text:span text:style-name="T4">Зачеркнутый</text:span><text:span text:style-name="T8"> в 1-й строке</text:span></text:p>
        </text:list-item>
        <text:list-item>
          <text:p text:style-name="P17"><text:span text:style-name="T3">Маркированный</text:span> Заголовок (Уровень 3)</text:p>
        </text:list-item>
        <text:list-item>
          <text:p text:style-name="P14"><text:a xlink:type="simple" xlink:href="http://www.gribuser.ru/"><text:span text:style-name="T5">Гиперссылка маркированная</text:span></text:a></text:p>
          <text:p text:style-name="P14">«Маркированные» и «Нумерованный» Авторы Цитат, Эпиграфов, Поэм</text:p>
          <text:p text:style-name="P4">Поэма</text:p>
        </text:list-item>
        <text:list-item>
          <text:p text:style-name="P15">Маркированный 1 Автор Поэмы</text:p>
        </text:list-item>
        <text:list-item>
          <text:p text:style-name="P15">Маркированный 2 Автор Поэмы</text:p>
          <text:p text:style-name="P14">И так далее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evel_20_1" style:display-name="Level 1" style:family="paragraph" style:next-style-name="Standard" style:master-page-name="">
      <style:paragraph-properties fo:margin-left="0cm" fo:margin-right="0cm" fo:margin-top="0.801cm" fo:margin-bottom="0.3cm" fo:keep-together="auto" fo:orphans="2" fo:widows="2" fo:text-indent="0cm" style:auto-text-indent="false" style:page-number="auto" fo:background-color="#c0c0c0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>
      <style:paragraph-properties fo:margin-left="5.001cm" fo:margin-right="1cm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>
      <style:paragraph-properties fo:margin-left="9.999cm" fo:margin-right="0cm" fo:text-align="end" style:justify-single-word="false" fo:text-indent="0.711cm" style:auto-text-indent="false" style:shadow="none" style:vertical-align="auto"/>
      <style:text-properties fo:color="#0000ff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Standard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.4cm" fo:margin-bottom="0cm" fo:line-height="150%" fo:keep-together="always" fo:text-indent="0cm" style:auto-text-indent="false" style:page-number="auto" fo:background-color="#c0c0c0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Standard" style:master-page-name="">
      <style:paragraph-properties fo:margin-left="0cm" fo:margin-right="0cm" fo:margin-top="0.499cm" fo:margin-bottom="0.3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next-style-name="Standard">
      <style:paragraph-properties fo:margin-left="3cm" fo:margin-right="3cm" fo:text-indent="0cm" style:auto-text-indent="false"/>
      <style:text-properties fo:color="#000080"/>
    </style:style>
    <style:style style:name="SubTitle" style:family="paragraph" style:next-style-name="Standard" style:master-page-name="">
      <style:paragraph-properties fo:text-align="center" style:justify-single-word="false" style:page-number="auto" fo:background-color="#c0c0c0" style:shadow="none">
        <style:background-image/>
      </style:paragraph-properties>
      <style:text-properties fo:color="#00ae00"/>
    </style:style>
    <style:style style:name="Poem_20_Title" style:display-name="Poem Title" style:family="paragraph" style:next-style-name="Standard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66330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Epigraph_20_Author" style:display-name="Epigraph Author" style:family="paragraph">
      <style:paragraph-properties fo:margin-left="3.5cm" fo:margin-right="0cm" fo:text-align="end" style:justify-single-word="false" fo:text-indent="0cm" style:auto-text-indent="false"/>
      <style:text-properties fo:color="#663300" fo:font-size="11pt"/>
    </style:style>
    <style:style style:name="_23_Book_20_Author" style:display-name="#Book Author" style:family="paragraph" style:next-style-name="Standard">
      <style:paragraph-properties fo:margin-left="0cm" fo:margin-right="0cm" fo:text-align="justify" style:justify-single-word="false" fo:text-indent="1.3cm" style:auto-text-indent="false" fo:background-color="#ccccff">
        <style:background-image/>
      </style:paragraph-properties>
      <style:text-properties style:use-window-font-color="true"/>
    </style:style>
    <style:style style:name="_23_Book_20_Translator" style:display-name="#Book Translator" style:family="paragraph" style:next-style-name="Standard">
      <style:paragraph-properties fo:margin-left="0cm" fo:margin-right="0cm" fo:text-align="justify" style:justify-single-word="false" fo:text-indent="1.3cm" style:auto-text-indent="false" fo:background-color="#99ccff">
        <style:background-image/>
      </style:paragraph-properties>
    </style:style>
    <style:style style:name="_23_Book_20_Series" style:display-name="#Book Series" style:family="paragraph" style:next-style-name="Standard">
      <style:paragraph-properties fo:margin-left="0cm" fo:margin-right="0cm" fo:text-align="end" style:justify-single-word="false" fo:text-indent="1.3cm" style:auto-text-indent="false" fo:background-color="#ccffff">
        <style:background-image/>
      </style:paragraph-properties>
    </style:style>
    <style:style style:name="_23_PaperBook_20_Series" style:display-name="#PaperBook Series" style:family="paragraph" style:next-style-name="Standard">
      <style:paragraph-properties fo:margin-left="0cm" fo:margin-right="0cm" fo:text-align="end" style:justify-single-word="false" fo:text-indent="1.3cm" style:auto-text-indent="false" fo:background-color="#00cccc">
        <style:background-image/>
      </style:paragraph-properties>
    </style:style>
    <style:style style:name="_5f_Book_20_Annotation" style:display-name="_Book Annotation" style:family="paragraph" style:next-style-name="Standard">
      <style:paragraph-properties fo:margin-left="0cm" fo:margin-right="0cm" fo:text-indent="1.3cm" style:auto-text-indent="false" fo:background-color="#e6e6ff" style:shadow="none">
        <style:background-image/>
      </style:paragraph-properties>
      <style:text-properties fo:color="#6b2394"/>
    </style:style>
    <style:style style:name="_5f_Book_20_Keywords" style:display-name="_Book Keywords" style:family="paragraph" style:next-style-name="Standard">
      <style:paragraph-properties fo:background-color="#94bd5e">
        <style:background-image/>
      </style:paragraph-properties>
      <style:text-properties fo:color="#0000ff"/>
    </style:style>
    <style:style style:name="_5f_PaperBook_20_Name" style:display-name="_PaperBook Name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993366"/>
    </style:style>
    <style:style style:name="_5f_PaperBook_20_Year" style:display-name="_PaperBook Yea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8000"/>
    </style:style>
    <style:style style:name="_5f_PaperBook_20_ISBN" style:display-name="_PaperBook ISBN" style:family="paragraph" style:next-style-name="Standard" style:master-page-name="">
      <style:paragraph-properties fo:margin-left="0cm" fo:margin-right="0cm" fo:text-align="start" style:justify-single-word="false" fo:text-indent="1.3cm" style:auto-text-indent="false" style:page-number="auto" fo:background-color="#ffcc99" style:shadow="none">
        <style:background-image/>
      </style:paragraph-properties>
      <style:text-properties fo:color="#000080"/>
    </style:style>
    <style:style style:name="_23_Custom_20_Info" style:display-name="#Custom Info" style:family="paragraph" style:next-style-name="Standard">
      <style:paragraph-properties fo:margin-left="0cm" fo:margin-right="0cm" fo:text-indent="1.3cm" style:auto-text-indent="false" fo:background-color="#cccccc">
        <style:background-image/>
      </style:paragraph-properties>
    </style:style>
    <style:style style:name="_5f_Book_20_Date_20_Value" style:display-name="_Book Date Value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2300dc"/>
    </style:style>
    <style:style style:name="_5f_PaperBook_20_Publisher" style:display-name="_PaperBook Publishe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800000"/>
    </style:style>
    <style:style style:name="_5f_PaperBook_20_City" style:display-name="_PaperBook City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00ff"/>
    </style:style>
    <style:style style:name="_5f_Book_20_Date_20_Text" style:display-name="_Book Date Text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4700b8"/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SubTitle" style:display-name="Poem SubTitle" style:family="paragraph" style:next-style-name="Standard">
      <style:paragraph-properties fo:text-align="center" style:justify-single-word="false"/>
      <style:text-properties fo:color="#008000"/>
    </style:style>
    <style:style style:name="Cite_20_SubTitle" style:display-name="Cite SubTitle" style:family="paragraph" style:next-style-name="Standard">
      <style:paragraph-properties fo:text-align="center" style:justify-single-word="false"/>
      <style:text-properties fo:color="#008000"/>
    </style:style>
    <style:style style:name="Annotation_20_SubTitle" style:display-name="Annotation SubTitle" style:family="paragraph" style:next-style-name="Standard" style:master-page-name="">
      <style:paragraph-properties fo:text-align="center" style:justify-single-word="false" style:page-number="auto" fo:background-color="transparent">
        <style:background-image/>
      </style:paragraph-properties>
      <style:text-properties fo:color="#008000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_23_Name" style:display-name="#Name" style:family="text">
      <style:text-properties fo:color="#000080" fo:background-color="transparent"/>
    </style:style>
    <style:style style:name="_23_Patronymic" style:display-name="#Patronymic" style:family="text">
      <style:text-properties fo:color="#008000" fo:background-color="transparent"/>
    </style:style>
    <style:style style:name="_23_Family" style:display-name="#Family" style:family="text">
      <style:text-properties fo:color="#800000" fo:background-color="transparent"/>
    </style:style>
    <style:style style:name="_23_Nick" style:display-name="#Nick" style:family="text">
      <style:text-properties fo:color="#808000" fo:background-color="transparent"/>
    </style:style>
    <style:style style:name="_23_Email" style:display-name="#Email" style:family="text">
      <style:text-properties fo:color="#008080" fo:background-color="transparent"/>
    </style:style>
    <style:style style:name="_23_WebSite" style:display-name="#WebSite" style:family="text">
      <style:text-properties fo:color="#800080" fo:background-color="transparent"/>
    </style:style>
    <style:style style:name="_23_Sequence" style:display-name="#Sequence" style:family="text">
      <style:text-properties fo:color="#6b2394" fo:background-color="transparent"/>
    </style:style>
    <style:style style:name="_23_Sequence_20_Number" style:display-name="#Sequence Number" style:family="text">
      <style:text-properties fo:color="#94476b"/>
    </style:style>
    <style:style style:name="_23_Custom_20_Info_20_Type" style:display-name="#Custom Info Type" style:family="text">
      <style:text-properties fo:color="#2300dc"/>
    </style:style>
    <style:style style:name="_23_Custom_20_Info_20_Value" style:display-name="#Custom Info Value" style:family="text">
      <style:text-properties fo:color="#0047ff"/>
    </style:style>
    <style:style style:name="code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
  </meta:generator>
    <meta:creation-date>2007-11-28T09:36:06</meta:creation-date>
    <dc:date>2008-09-12T11:54:18</dc:date>
    <meta:editing-cycles>356</meta:editing-cycles>
    <meta:editing-duration>P1DT23H13M37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43" meta:word-count="196" meta:character-count="1293"/>
  </office:meta>
</office:document-meta>
</file>